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f1" draw:opacity="100%" draw:textarea-horizontal-align="justify" draw:textarea-vertical-align="middle" draw:auto-grow-height="false" fo:min-height="6.65cm" fo:min-width="23.7cm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7.2cm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4.65cm" fo:min-width="23.6cm"/>
    </style:style>
    <style:style style:name="gr5" style:family="graphic" style:parent-style-name="objectwithoutfill">
      <style:graphic-properties draw:marker-end="Arrow" draw:marker-end-width="0.3cm" draw:fill="none" draw:textarea-vertical-align="to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1.45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solid" draw:fill-color="#aecff1" draw:opacity="100%"/>
      <style:paragraph-properties fo:margin-left="5.2cm" fo:margin-right="0cm" fo:text-align="start" fo:text-indent="0cm"/>
    </style:style>
    <style:style style:name="P2" style:family="paragraph">
      <style:paragraph-properties fo:margin-left="0.3cm" fo:margin-right="0cm" fo:text-align="start" fo:text-indent="0cm"/>
    </style:style>
    <style:style style:name="P3" style:family="paragraph">
      <style:paragraph-properties fo:margin-left="0.2cm" fo:margin-right="0cm" fo:text-align="start" fo:text-indent="0cm"/>
    </style:style>
    <style:style style:name="P4" style:family="paragraph">
      <style:paragraph-properties fo:margin-left="5.2cm" fo:margin-right="0cm" fo:text-align="start" fo:text-indent="0cm"/>
    </style:style>
    <style:style style:name="P5" style:family="paragraph">
      <style:paragraph-properties fo:margin-left="5.2cm" fo:margin-right="0cm" fo:text-align="center" fo:text-indent="0cm"/>
    </style:style>
    <style:style style:name="P6" style:family="paragraph">
      <loext:graphic-properties draw:fill="none"/>
      <style:paragraph-properties fo:margin-top="0.1cm" fo:margin-bottom="0cm"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2cm" svg:height="6.9cm" svg:x="1.6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4.4cm" svg:x="3.2cm" svg:y="2.9cm">
          <text:p text:style-name="P2"><text:span text:style-name="T1">Ceph-MGR</text:span></text:p>
          <text:p text:style-name="P2"/>
          <text:list text:style-name="L1">
            <text:list-item>
              <text:p text:style-name="P2">mgr/cephadm</text:p>
            </text:list-item>
            <text:list-item>
              <text:p text:style-name="P2"><text:span text:style-name="T2">ceph orch ...</text:span></text:p>
            </text:list-item>
            <text:list-item>
              <text:p text:style-name="P2">ssh connection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cm" svg:height="4.4cm" svg:x="16.2cm" svg:y="2.9cm">
          <text:p text:style-name="P3"><text:span text:style-name="T1">cephadm tool</text:span></text:p>
          <text:p text:style-name="P3"/>
          <text:list text:style-name="L1">
            <text:list-item>
              <text:p text:style-name="P3">Deploy containers</text:p>
            </text:list-item>
            <text:list-item>
              <text:p text:style-name="P3">Deploy systemd units</text:p>
              <text:p text:style-name="P3"/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.1cm" svg:height="4.9cm" svg:x="1.6cm" svg:y="11cm">
          <text:list text:style-name="L1">
            <text:list-item>
              <text:p text:style-name="P4">OS management (OS updates, ntp, tuning)</text:p>
            </text:list-item>
            <text:list-item>
              <text:p text:style-name="P4">Install required RPM dependencies</text:p>
            </text:list-item>
            <text:list-item>
              <text:p text:style-name="P4">Bootstrap cephadm</text:p>
            </text:list-item>
            <text:list-item>
              <text:p text:style-name="P4">Everything that isn't strictly Ceph related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.1cm" svg:y1="4.8cm" svg:x2="10.6cm" svg:y2="4.8cm">
          <text:p/>
        </draw:line>
        <draw:line draw:style-name="gr6" draw:text-style-name="P8" draw:layer="layout" svg:x1="10.7cm" svg:y1="6.3cm" svg:x2="16.2cm" svg:y2="6.3cm">
          <text:p text:style-name="P7">ssh to <text:line-break/>remote hosts</text:p>
        </draw:line>
        <draw:line draw:style-name="gr7" draw:text-style-name="P8" draw:layer="layout" svg:x1="6.9cm" svg:y1="11cm" svg:x2="6.9cm" svg:y2="7.2cm">
          <text:p/>
        </draw:line>
        <draw:frame draw:style-name="gr8" draw:text-style-name="P9" draw:layer="layout" svg:width="7.551cm" svg:height="0.963cm" svg:x="6.8cm" svg:y="9.137cm">
          <draw:text-box>
            <text:p>Configure (e.g. ssh keys)</text:p>
          </draw:text-box>
        </draw:frame>
        <draw:frame draw:style-name="gr9" draw:text-style-name="P8" draw:layer="layout" svg:width="5cm" svg:height="1.7cm" svg:x="11cm" svg:y="3.2cm">
          <draw:text-box>
            <text:p text:style-name="P7">Deploy</text:p>
            <text:p text:style-name="P7">Ceph daemons</text:p>
          </draw:text-box>
        </draw:frame>
        <draw:line draw:style-name="gr7" draw:text-style-name="P8" draw:layer="layout" svg:x1="19.9cm" svg:y1="11cm" svg:x2="19.9cm" svg:y2="7.2cm">
          <text:p/>
        </draw:line>
        <draw:frame draw:style-name="gr10" draw:text-style-name="P9" draw:layer="layout" svg:width="3.8cm" svg:height="0.962cm" svg:x="19.8cm" svg:y="9.1cm">
          <draw:text-box>
            <text:p>Bootstrap</text:p>
          </draw:text-box>
        </draw:frame>
        <draw:frame draw:style-name="gr11" draw:text-style-name="P10" draw:layer="layout" svg:width="2.09cm" svg:height="0.962cm" svg:x="1.8cm" svg:y="1.638cm">
          <draw:text-box draw:corner-radius="0.513cm">
            <text:p><text:span text:style-name="T1">Ceph</text:span></text:p>
          </draw:text-box>
        </draw:frame>
        <draw:frame draw:style-name="gr12" draw:text-style-name="P10" draw:layer="layout" svg:width="17.7cm" svg:height="0.962cm" svg:x="1.6cm" svg:y="11.038cm">
          <draw:text-box>
            <text:p><text:span text:style-name="T1">ceph-sa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11:36:36.288650994</meta:creation-date>
    <dc:date>2020-09-09T14:25:53.628948680</dc:date>
    <meta:editing-duration>PT2H37M53S</meta:editing-duration>
    <meta:editing-cycles>8</meta:editing-cycles>
    <meta:generator>LibreOffice/6.0.7.3$Linux_X86_64 LibreOffice_project/00m0$Build-3</meta:generator>
    <meta:document-statistic meta:object-count="13"/>
  </office:meta>
</office:document-meta>
</file>